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Heading_20_1">
      <style:text-properties fo:font-size="16pt" fo:font-weight="normal" style:font-size-asian="14pt" style:font-weight-asian="normal" style:font-size-complex="16pt" style:font-weight-complex="normal"/>
    </style:style>
    <style:style style:name="P2" style:family="paragraph" style:parent-style-name="Heading_20_2">
      <style:text-properties officeooo:paragraph-rsid="00067a07"/>
    </style:style>
    <style:style style:name="P3" style:family="paragraph" style:parent-style-name="Heading_20_3">
      <style:text-properties officeooo:paragraph-rsid="00067a07"/>
    </style:style>
    <style:style style:name="P4" style:family="paragraph" style:parent-style-name="Text_20_body" style:list-style-name="L1"/>
    <style:style style:name="P5" style:family="paragraph" style:parent-style-name="Text_20_body" style:list-style-name="L7"/>
    <style:style style:name="P6" style:family="paragraph" style:parent-style-name="Text_20_body" style:list-style-name="L8"/>
    <style:style style:name="P7" style:family="paragraph" style:parent-style-name="Text_20_body" style:list-style-name="L9"/>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list-style-name="L13"/>
    <style:style style:name="P12" style:family="paragraph" style:parent-style-name="Text_20_body" style:list-style-name="L14"/>
    <style:style style:name="P13" style:family="paragraph" style:parent-style-name="Text_20_body" style:list-style-name="L15"/>
    <style:style style:name="P14" style:family="paragraph" style:parent-style-name="Text_20_body" style:list-style-name="L16"/>
    <style:style style:name="P15" style:family="paragraph" style:parent-style-name="Text_20_body" style:list-style-name="L17"/>
    <style:style style:name="P16" style:family="paragraph" style:parent-style-name="Text_20_body">
      <style:text-properties officeooo:rsid="00067a07" officeooo:paragraph-rsid="00067a07"/>
    </style:style>
    <style:style style:name="P17" style:family="paragraph" style:parent-style-name="Text_20_body" style:list-style-name="L2">
      <style:text-properties officeooo:rsid="00067a07" officeooo:paragraph-rsid="00067a07"/>
    </style:style>
    <style:style style:name="P18" style:family="paragraph" style:parent-style-name="Text_20_body" style:list-style-name="L3">
      <style:text-properties officeooo:rsid="00067a07" officeooo:paragraph-rsid="00067a07"/>
    </style:style>
    <style:style style:name="P19" style:family="paragraph" style:parent-style-name="Text_20_body" style:list-style-name="L21">
      <style:text-properties officeooo:paragraph-rsid="00067a07"/>
    </style:style>
    <style:style style:name="P20" style:family="paragraph" style:parent-style-name="Text_20_body">
      <style:text-properties officeooo:paragraph-rsid="00067a07"/>
    </style:style>
    <style:style style:name="P21" style:family="paragraph" style:parent-style-name="Text_20_body">
      <style:text-properties fo:font-size="16pt" fo:font-weight="normal" style:font-size-asian="14pt" style:font-weight-asian="normal" style:font-size-complex="16pt" style:font-weight-complex="normal"/>
    </style:style>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style:style style:name="P52" style:family="paragraph" style:parent-style-name="Text_20_body" style:list-style-name="L52"/>
    <style:style style:name="T1" style:family="text">
      <style:text-properties officeooo:rsid="00067a0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4">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Business Requirements Document (BRD)</text:span></text:h>
      <text:h text:style-name="Heading_20_2" text:outline-level="2"><text:span text:style-name="Strong_20_Emphasis">1. Introduction</text:span></text:h>
      <text:h text:style-name="Heading_20_3" text:outline-level="3"><text:span text:style-name="Strong_20_Emphasis">1.1 Purpose</text:span></text:h>
      <text:p text:style-name="Text_20_body">The purpose of this document is to outline the business requirements for <text:span text:style-name="Strong_20_Emphasis">Threadnos</text:span>, a platform that allows users to write pages in threads, create new threads, and group multiple threads together. This document will guide the development team to ensure the final product meets user needs and business goals.</text:p>
      <text:h text:style-name="Heading_20_3" text:outline-level="3"><text:span text:style-name="Strong_20_Emphasis">1.2 Scope</text:span></text:h>
      <text:p text:style-name="Text_20_body">This document covers the functional and non-functional requirements for <text:span text:style-name="Strong_20_Emphasis">Threadnos</text:span>, including user stories, features, and success metrics. It focuses on enabling users to create, manage, and organize threads effectively.</text:p>
      <text:h text:style-name="Heading_20_3" text:outline-level="3"><text:span text:style-name="Strong_20_Emphasis">1.3 Objectives</text:span></text:h>
      <text:list text:style-name="L22">
        <text:list-item>
          <text:p text:style-name="P22">To provide a platform for users to write and organize content in threads.</text:p>
        </text:list-item>
        <text:list-item>
          <text:p text:style-name="P22">To enable users to create new threads and group related threads together.</text:p>
        </text:list-item>
        <text:list-item>
          <text:p text:style-name="P22">To deliver a user-friendly and intuitive interface for seamless content creation and management.</text:p>
        </text:list-item>
      </text:list>
      <text:p text:style-name="Horizontal_20_Line"/>
      <text:h text:style-name="Heading_20_2" text:outline-level="2"><text:span text:style-name="Strong_20_Emphasis">2. Business Requirements</text:span></text:h>
      <text:h text:style-name="Heading_20_3" text:outline-level="3"><text:span text:style-name="Strong_20_Emphasis">2.1 Background</text:span></text:h>
      <text:p text:style-name="Text_20_body">Threadnos addresses the need for a structured and flexible way to organize written content. Traditional note-taking or document management tools often lack the ability to group related content dynamically. Threadnos solves this by allowing users to create threads, write pages within them, and group threads into meaningful collections.</text:p>
      <text:h text:style-name="Heading_20_3" text:outline-level="3"><text:span text:style-name="Strong_20_Emphasis">2.2 Business Goals</text:span></text:h>
      <text:list text:style-name="L23">
        <text:list-item>
          <text:p text:style-name="P23">Provide a platform for users to create and manage threaded content.</text:p>
        </text:list-item>
        <text:list-item>
          <text:p text:style-name="P23">Enable users to group threads for better organization and context.</text:p>
        </text:list-item>
        <text:list-item>
          <text:p text:style-name="P23">Increase user engagement by offering a unique and intuitive content creation experience.</text:p>
        </text:list-item>
      </text:list>
      <text:h text:style-name="Heading_20_3" text:outline-level="3"><text:span text:style-name="Strong_20_Emphasis">2.3 Success Metrics</text:span></text:h>
      <text:list text:style-name="L24">
        <text:list-item>
          <text:p text:style-name="P24"><text:span text:style-name="Strong_20_Emphasis">User Adoption:</text:span> 10,000 active users within the first 6 months of launch.</text:p>
        </text:list-item>
        <text:list-item>
          <text:p text:style-name="P24"><text:span text:style-name="Strong_20_Emphasis">Engagement:</text:span> Average of 5 threads created per user per month.</text:p>
        </text:list-item>
        <text:list-item>
          <text:p text:style-name="P24"><text:span text:style-name="Strong_20_Emphasis">Retention:</text:span> 70% of users return to the platform weekly.</text:p>
        </text:list-item>
      </text:list>
      <text:p text:style-name="Horizontal_20_Line"><text:soft-page-break/></text:p>
      <text:h text:style-name="Heading_20_2" text:outline-level="2"><text:span text:style-name="Strong_20_Emphasis">3. User Stories</text:span></text:h>
      <text:h text:style-name="Heading_20_3" text:outline-level="3"><text:span text:style-name="Strong_20_Emphasis">3.1 User Story 1</text:span></text:h>
      <text:list text:style-name="L25">
        <text:list-item>
          <text:p text:style-name="P25"><text:span text:style-name="Strong_20_Emphasis">Title:</text:span> Create a New Thread</text:p>
        </text:list-item>
        <text:list-item>
          <text:p text:style-name="P25"><text:span text:style-name="Strong_20_Emphasis">As a:</text:span> User</text:p>
        </text:list-item>
        <text:list-item>
          <text:p text:style-name="P25"><text:span text:style-name="Strong_20_Emphasis">I want to:</text:span> Create a new thread</text:p>
        </text:list-item>
        <text:list-item>
          <text:p text:style-name="P25"><text:span text:style-name="Strong_20_Emphasis">So that:</text:span> I can start writing and organizing my content.</text:p>
        </text:list-item>
        <text:list-item>
          <text:p text:style-name="P25"><text:span text:style-name="Strong_20_Emphasis">Acceptance Criteria:</text:span></text:p>
          <text:list>
            <text:list-item>
              <text:p text:style-name="P25">A "Create Thread" button is visible on the dashboard.</text:p>
            </text:list-item>
            <text:list-item>
              <text:p text:style-name="P25">Clicking the button opens a form to name the thread.</text:p>
            </text:list-item>
            <text:list-item>
              <text:p text:style-name="P25">The thread is saved and displayed in the user’s thread list.</text:p>
            </text:list-item>
          </text:list>
        </text:list-item>
      </text:list>
      <text:h text:style-name="Heading_20_3" text:outline-level="3"><text:span text:style-name="Strong_20_Emphasis">3.2 User Story 2</text:span></text:h>
      <text:list text:style-name="L26">
        <text:list-item>
          <text:p text:style-name="P26"><text:span text:style-name="Strong_20_Emphasis">Title:</text:span> Write Pages in a Thread</text:p>
        </text:list-item>
        <text:list-item>
          <text:p text:style-name="P26"><text:span text:style-name="Strong_20_Emphasis">As a:</text:span> User</text:p>
        </text:list-item>
        <text:list-item>
          <text:p text:style-name="P26"><text:span text:style-name="Strong_20_Emphasis">I want to:</text:span> Write and save pages within a thread</text:p>
        </text:list-item>
        <text:list-item>
          <text:p text:style-name="P26"><text:span text:style-name="Strong_20_Emphasis">So that:</text:span> I can add content to my threads.</text:p>
        </text:list-item>
        <text:list-item>
          <text:p text:style-name="P26"><text:span text:style-name="Strong_20_Emphasis">Acceptance Criteria:</text:span></text:p>
          <text:list>
            <text:list-item>
              <text:p text:style-name="P26">Each thread has an "Add Page" button.</text:p>
            </text:list-item>
            <text:list-item>
              <text:p text:style-name="P26">Clicking the button opens a text editor for writing.</text:p>
            </text:list-item>
            <text:list-item>
              <text:p text:style-name="P26">Pages are saved and displayed in chronological order within the thread.</text:p>
            </text:list-item>
          </text:list>
        </text:list-item>
      </text:list>
      <text:h text:style-name="Heading_20_3" text:outline-level="3"><text:span text:style-name="Strong_20_Emphasis">3.3 User Story 3</text:span></text:h>
      <text:list text:style-name="L27">
        <text:list-item>
          <text:p text:style-name="P27"><text:span text:style-name="Strong_20_Emphasis">Title:</text:span> Group Multiple Threads Together</text:p>
        </text:list-item>
        <text:list-item>
          <text:p text:style-name="P27"><text:span text:style-name="Strong_20_Emphasis">As a:</text:span> User</text:p>
        </text:list-item>
        <text:list-item>
          <text:p text:style-name="P27"><text:span text:style-name="Strong_20_Emphasis">I want to:</text:span> Group related threads into a collection</text:p>
        </text:list-item>
        <text:list-item>
          <text:p text:style-name="P27"><text:span text:style-name="Strong_20_Emphasis">So that:</text:span> I can organize my content more effectively.</text:p>
        </text:list-item>
        <text:list-item>
          <text:p text:style-name="P27"><text:span text:style-name="Strong_20_Emphasis">Acceptance Criteria:</text:span></text:p>
          <text:list>
            <text:list-item>
              <text:p text:style-name="P27">A "Group Threads" option is available in the dashboard.</text:p>
            </text:list-item>
            <text:list-item>
              <text:p text:style-name="P27">Users can select multiple threads and assign them to a group.</text:p>
            </text:list-item>
            <text:list-item>
              <text:p text:style-name="P27">Groups are displayed as folders or categories in the user’s dashboard.</text:p>
            </text:list-item>
          </text:list>
        </text:list-item>
      </text:list>
      <text:h text:style-name="Heading_20_3" text:outline-level="3"><text:soft-page-break/><text:span text:style-name="Strong_20_Emphasis">3.4 User Story 4</text:span></text:h>
      <text:list text:style-name="L28">
        <text:list-item>
          <text:p text:style-name="P28"><text:span text:style-name="Strong_20_Emphasis">Title:</text:span> View and Navigate Threads</text:p>
        </text:list-item>
        <text:list-item>
          <text:p text:style-name="P28"><text:span text:style-name="Strong_20_Emphasis">As a:</text:span> User</text:p>
        </text:list-item>
        <text:list-item>
          <text:p text:style-name="P28"><text:span text:style-name="Strong_20_Emphasis">I want to:</text:span> View and navigate through my threads and pages</text:p>
        </text:list-item>
        <text:list-item>
          <text:p text:style-name="P28"><text:span text:style-name="Strong_20_Emphasis">So that:</text:span> I can easily access and manage my content.</text:p>
        </text:list-item>
        <text:list-item>
          <text:p text:style-name="P28"><text:span text:style-name="Strong_20_Emphasis">Acceptance Criteria:</text:span></text:p>
          <text:list>
            <text:list-item>
              <text:p text:style-name="P28">Threads are displayed in a list or grid view.</text:p>
            </text:list-item>
            <text:list-item>
              <text:p text:style-name="P28">Clicking a thread opens its pages for viewing and editing.</text:p>
            </text:list-item>
            <text:list-item>
              <text:p text:style-name="P28">Users can search and filter threads by name or group.</text:p>
            </text:list-item>
          </text:list>
        </text:list-item>
      </text:list>
      <text:h text:style-name="Heading_20_3" text:outline-level="3"><text:span text:style-name="Strong_20_Emphasis">3.5 User Story 5</text:span></text:h>
      <text:list text:style-name="L29">
        <text:list-item>
          <text:p text:style-name="P29"><text:span text:style-name="Strong_20_Emphasis">Title:</text:span> Edit a Thread</text:p>
        </text:list-item>
        <text:list-item>
          <text:p text:style-name="P29"><text:span text:style-name="Strong_20_Emphasis">As a:</text:span> Writer</text:p>
        </text:list-item>
        <text:list-item>
          <text:p text:style-name="P29"><text:span text:style-name="Strong_20_Emphasis">I want to:</text:span> Edit a thread</text:p>
        </text:list-item>
        <text:list-item>
          <text:p text:style-name="P29"><text:span text:style-name="Strong_20_Emphasis">So that:</text:span> I can maintain a logical flow of my content.</text:p>
        </text:list-item>
        <text:list-item>
          <text:p text:style-name="P29"><text:span text:style-name="Strong_20_Emphasis">Acceptance Criteria:</text:span></text:p>
          <text:list>
            <text:list-item>
              <text:p text:style-name="P29">The writer can reorder pages within a thread by dragging and dropping.</text:p>
            </text:list-item>
            <text:list-item>
              <text:p text:style-name="P29">The writer can rename the thread (thread name must be unique and not empty).</text:p>
            </text:list-item>
            <text:list-item>
              <text:p text:style-name="P29">The changes must be saved the next time the user enters the thread.</text:p>
            </text:list-item>
          </text:list>
        </text:list-item>
      </text:list>
      <text:h text:style-name="Heading_20_3" text:outline-level="3"><text:span text:style-name="Strong_20_Emphasis">3.6 User Story 6</text:span></text:h>
      <text:list text:style-name="L30">
        <text:list-item>
          <text:p text:style-name="P30"><text:span text:style-name="Strong_20_Emphasis">Title:</text:span> Delete a Page</text:p>
        </text:list-item>
        <text:list-item>
          <text:p text:style-name="P30"><text:span text:style-name="Strong_20_Emphasis">As a:</text:span> Writer</text:p>
        </text:list-item>
        <text:list-item>
          <text:p text:style-name="P30"><text:span text:style-name="Strong_20_Emphasis">I want to:</text:span> Delete a page</text:p>
        </text:list-item>
        <text:list-item>
          <text:p text:style-name="P30"><text:span text:style-name="Strong_20_Emphasis">So that:</text:span> I can remove content I no longer need.</text:p>
        </text:list-item>
        <text:list-item>
          <text:p text:style-name="P30"><text:span text:style-name="Strong_20_Emphasis">Acceptance Criteria:</text:span></text:p>
          <text:list>
            <text:list-item>
              <text:p text:style-name="P30">The writer can delete an individual page from a thread.</text:p>
            </text:list-item>
            <text:list-item>
              <text:p text:style-name="P30">The writer is prompted with a confirmation message before deletion (e.g., "Are you sure you want to delete this page?").</text:p>
            </text:list-item>
            <text:list-item>
              <text:p text:style-name="P30">Once deleted, the page is permanently removed and cannot be recovered unless a version history or undo option is available.</text:p>
            </text:list-item>
          </text:list>
        </text:list-item>
      </text:list>
      <text:h text:style-name="Heading_20_3" text:outline-level="3"><text:soft-page-break/><text:span text:style-name="Strong_20_Emphasis"/></text:h>
      <text:h text:style-name="Heading_20_3" text:outline-level="3"><text:span text:style-name="Strong_20_Emphasis">3.7 User Story 7</text:span></text:h>
      <text:list text:style-name="L31">
        <text:list-item>
          <text:p text:style-name="P31"><text:span text:style-name="Strong_20_Emphasis">Title:</text:span> Add a Title or Heading to Each Page</text:p>
        </text:list-item>
        <text:list-item>
          <text:p text:style-name="P31"><text:span text:style-name="Strong_20_Emphasis">As a:</text:span> Writer</text:p>
        </text:list-item>
        <text:list-item>
          <text:p text:style-name="P31"><text:span text:style-name="Strong_20_Emphasis">I want to:</text:span> Add a title or heading to each page</text:p>
        </text:list-item>
        <text:list-item>
          <text:p text:style-name="P31"><text:span text:style-name="Strong_20_Emphasis">So that:</text:span> I can easily identify them.</text:p>
        </text:list-item>
        <text:list-item>
          <text:p text:style-name="P31"><text:span text:style-name="Strong_20_Emphasis">Acceptance Criteria:</text:span></text:p>
          <text:list>
            <text:list-item>
              <text:p text:style-name="P31">The writer can add a title or heading to the top of the page.</text:p>
            </text:list-item>
            <text:list-item>
              <text:p text:style-name="P31">The title should be visible to the writer while editing and in the thread overview.</text:p>
            </text:list-item>
            <text:list-item>
              <text:p text:style-name="P31">The writer can edit or change the title as needed.</text:p>
            </text:list-item>
          </text:list>
        </text:list-item>
      </text:list>
      <text:h text:style-name="Heading_20_3" text:outline-level="3"><text:span text:style-name="Strong_20_Emphasis">3.8 User Story 8</text:span></text:h>
      <text:list text:style-name="L32">
        <text:list-item>
          <text:p text:style-name="P32"><text:span text:style-name="Strong_20_Emphasis">Title:</text:span> Search Through Pages and Threads</text:p>
        </text:list-item>
        <text:list-item>
          <text:p text:style-name="P32"><text:span text:style-name="Strong_20_Emphasis">As a:</text:span> Writer</text:p>
        </text:list-item>
        <text:list-item>
          <text:p text:style-name="P32"><text:span text:style-name="Strong_20_Emphasis">I want to:</text:span> Search through my pages and threads</text:p>
        </text:list-item>
        <text:list-item>
          <text:p text:style-name="P32"><text:span text:style-name="Strong_20_Emphasis">So that:</text:span> I can quickly find specific content.</text:p>
        </text:list-item>
        <text:list-item>
          <text:p text:style-name="P32"><text:span text:style-name="Strong_20_Emphasis">Acceptance Criteria:</text:span></text:p>
          <text:list>
            <text:list-item>
              <text:p text:style-name="P32">The writer can use a search bar to search for keywords within the content of all pages in a thread.</text:p>
            </text:list-item>
            <text:list-item>
              <text:p text:style-name="P32">The search results should highlight the relevant content and show the corresponding page.</text:p>
            </text:list-item>
            <text:list-item>
              <text:p text:style-name="P32">The writer can also search by page title.</text:p>
            </text:list-item>
          </text:list>
        </text:list-item>
      </text:list>
      <text:h text:style-name="Heading_20_3" text:outline-level="3"><text:span text:style-name="Strong_20_Emphasis">3.9 User Story 9</text:span></text:h>
      <text:list text:style-name="L33">
        <text:list-item>
          <text:p text:style-name="P33"><text:span text:style-name="Strong_20_Emphasis">Title:</text:span> View Page Details</text:p>
        </text:list-item>
        <text:list-item>
          <text:p text:style-name="P33"><text:span text:style-name="Strong_20_Emphasis">As a:</text:span> Writer</text:p>
        </text:list-item>
        <text:list-item>
          <text:p text:style-name="P33"><text:span text:style-name="Strong_20_Emphasis">I want to:</text:span> View the details of my pages</text:p>
        </text:list-item>
        <text:list-item>
          <text:p text:style-name="P33"><text:span text:style-name="Strong_20_Emphasis">So that:</text:span> I can track my progress and edits.</text:p>
        </text:list-item>
        <text:list-item>
          <text:p text:style-name="P33"><text:span text:style-name="Strong_20_Emphasis">Acceptance Criteria:</text:span></text:p>
          <text:list>
            <text:list-item>
              <text:p text:style-name="P33">The writer can see a live word count in the page editor.</text:p>
            </text:list-item>
            <text:list-item>
              <text:p text:style-name="P33">The word count is updated as the writer types and deletes content.</text:p>
            </text:list-item>
            <text:list-item>
              <text:p text:style-name="P33">The page must display the last time it was saved.</text:p>
            </text:list-item>
          </text:list>
        </text:list-item>
      </text:list>
      <text:h text:style-name="Heading_20_3" text:outline-level="3"><text:soft-page-break/><text:span text:style-name="Strong_20_Emphasis">3.10 User Story 10</text:span></text:h>
      <text:list text:style-name="L34">
        <text:list-item>
          <text:p text:style-name="P34"><text:span text:style-name="Strong_20_Emphasis">Title:</text:span> Export Pages or Threads</text:p>
        </text:list-item>
        <text:list-item>
          <text:p text:style-name="P34"><text:span text:style-name="Strong_20_Emphasis">As a:</text:span> Writer</text:p>
        </text:list-item>
        <text:list-item>
          <text:p text:style-name="P34"><text:span text:style-name="Strong_20_Emphasis">I want to:</text:span> Export my pages or threads</text:p>
        </text:list-item>
        <text:list-item>
          <text:p text:style-name="P34"><text:span text:style-name="Strong_20_Emphasis">So that:</text:span> I can share or back up my work.</text:p>
        </text:list-item>
        <text:list-item>
          <text:p text:style-name="P34"><text:span text:style-name="Strong_20_Emphasis">Acceptance Criteria:</text:span></text:p>
          <text:list>
            <text:list-item>
              <text:p text:style-name="P34">The writer can export an individual page or an entire thread in common formats (e.g., PDF, text file).</text:p>
            </text:list-item>
            <text:list-item>
              <text:p text:style-name="P34">The exported file includes all text, formatting, and images within the page or thread.</text:p>
            </text:list-item>
            <text:list-item>
              <text:p text:style-name="P34">The writer can download the exported file or email it to themselves.</text:p>
            </text:list-item>
          </text:list>
        </text:list-item>
      </text:list>
      <text:p text:style-name="Horizontal_20_Line"/>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P2" text:outline-level="2"><text:soft-page-break/><text:span text:style-name="Strong_20_Emphasis">4. Functional Requirements</text:span></text:h>
      <text:h text:style-name="Heading_20_3" text:outline-level="3"><text:span text:style-name="Strong_20_Emphasis">4.1 Feature 1: Thread Creation</text:span></text:h>
      <text:list text:style-name="L35">
        <text:list-item>
          <text:p text:style-name="P35"><text:span text:style-name="Strong_20_Emphasis">Description:</text:span> Users can create new threads with a unique name.</text:p>
        </text:list-item>
        <text:list-item>
          <text:p text:style-name="P35"><text:span text:style-name="Strong_20_Emphasis">Requirements:</text:span></text:p>
          <text:list>
            <text:list-item>
              <text:p text:style-name="P35">A form for naming the thread.</text:p>
            </text:list-item>
            <text:list-item>
              <text:p text:style-name="P35">Validation to ensure thread names are unique per user.</text:p>
            </text:list-item>
            <text:list-item>
              <text:p text:style-name="P35">Threads are saved and displayed in the user’s dashboard.</text:p>
            </text:list-item>
          </text:list>
        </text:list-item>
      </text:list>
      <text:h text:style-name="Heading_20_3" text:outline-level="3"><text:span text:style-name="Strong_20_Emphasis">4.2 Feature 2: Page Writing</text:span></text:h>
      <text:list text:style-name="L36">
        <text:list-item>
          <text:p text:style-name="P36"><text:span text:style-name="Strong_20_Emphasis">Description:</text:span> Users can write and save pages within a thread.</text:p>
        </text:list-item>
        <text:list-item>
          <text:p text:style-name="P36"><text:span text:style-name="Strong_20_Emphasis">Requirements:</text:span></text:p>
          <text:list>
            <text:list-item>
              <text:p text:style-name="P36">A text editor for writing pages.</text:p>
            </text:list-item>
            <text:list-item>
              <text:p text:style-name="P36">Pages are saved automatically or manually.</text:p>
            </text:list-item>
            <text:list-item>
              <text:p text:style-name="P36">Pages are displayed in chronological order within the thread.</text:p>
            </text:list-item>
          </text:list>
        </text:list-item>
      </text:list>
      <text:h text:style-name="Heading_20_3" text:outline-level="3"><text:span text:style-name="Strong_20_Emphasis">4.3 Feature 3: Thread Grouping</text:span></text:h>
      <text:list text:style-name="L37">
        <text:list-item>
          <text:p text:style-name="P37"><text:span text:style-name="Strong_20_Emphasis">Description:</text:span> Users can group multiple threads into collections.</text:p>
        </text:list-item>
        <text:list-item>
          <text:p text:style-name="P37"><text:span text:style-name="Strong_20_Emphasis">Requirements:</text:span></text:p>
          <text:list>
            <text:list-item>
              <text:p text:style-name="P37">A "Group Threads" feature in the dashboard.</text:p>
            </text:list-item>
            <text:list-item>
              <text:p text:style-name="P37">Users can name and manage groups.</text:p>
            </text:list-item>
            <text:list-item>
              <text:p text:style-name="P37">Threads can be added or removed from groups.</text:p>
            </text:list-item>
          </text:list>
        </text:list-item>
      </text:list>
      <text:h text:style-name="Heading_20_3" text:outline-level="3"><text:span text:style-name="Strong_20_Emphasis">4.4 Feature 4: Thread Navigation</text:span></text:h>
      <text:list text:style-name="L38">
        <text:list-item>
          <text:p text:style-name="P38"><text:span text:style-name="Strong_20_Emphasis">Description:</text:span> Users can view, search, and filter threads.</text:p>
        </text:list-item>
        <text:list-item>
          <text:p text:style-name="P38"><text:span text:style-name="Strong_20_Emphasis">Requirements:</text:span></text:p>
          <text:list>
            <text:list-item>
              <text:p text:style-name="P38">Threads are displayed in a list or grid view.</text:p>
            </text:list-item>
            <text:list-item>
              <text:p text:style-name="P38">Search and filter functionality by name, group, or date.</text:p>
            </text:list-item>
            <text:list-item>
              <text:p text:style-name="P38">Clicking a thread opens its pages for viewing and editing.</text:p>
            </text:list-item>
          </text:list>
        </text:list-item>
      </text:list>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4.5 Feature 5: Thread Editing</text:span></text:h>
      <text:list text:style-name="L39">
        <text:list-item>
          <text:p text:style-name="P39"><text:span text:style-name="Strong_20_Emphasis">Description:</text:span> Users can edit threads to maintain content flow.</text:p>
        </text:list-item>
        <text:list-item>
          <text:p text:style-name="P39"><text:span text:style-name="Strong_20_Emphasis">Requirements:</text:span></text:p>
          <text:list>
            <text:list-item>
              <text:p text:style-name="P39">Drag-and-drop functionality to reorder pages within a thread.</text:p>
            </text:list-item>
            <text:list-item>
              <text:p text:style-name="P39">Ability to rename threads (unique and non-empty names).</text:p>
            </text:list-item>
            <text:list-item>
              <text:p text:style-name="P39">Changes are saved automatically or upon exiting the thread.</text:p>
            </text:list-item>
          </text:list>
        </text:list-item>
      </text:list>
      <text:h text:style-name="Heading_20_3" text:outline-level="3"><text:span text:style-name="Strong_20_Emphasis">4.6 Feature 6: Page Deletion</text:span></text:h>
      <text:list text:style-name="L40">
        <text:list-item>
          <text:p text:style-name="P40"><text:span text:style-name="Strong_20_Emphasis">Description:</text:span> Users can delete pages they no longer need.</text:p>
        </text:list-item>
        <text:list-item>
          <text:p text:style-name="P40"><text:span text:style-name="Strong_20_Emphasis">Requirements:</text:span></text:p>
          <text:list>
            <text:list-item>
              <text:p text:style-name="P40">A delete option for individual pages.</text:p>
            </text:list-item>
            <text:list-item>
              <text:p text:style-name="P40">Confirmation prompt before deletion.</text:p>
            </text:list-item>
            <text:list-item>
              <text:p text:style-name="P40">Permanent removal of pages (unless version history is enabled).</text:p>
            </text:list-item>
          </text:list>
        </text:list-item>
      </text:list>
      <text:h text:style-name="Heading_20_3" text:outline-level="3"><text:span text:style-name="Strong_20_Emphasis">4.7 Feature 7: Page Titles</text:span></text:h>
      <text:list text:style-name="L41">
        <text:list-item>
          <text:p text:style-name="P41"><text:span text:style-name="Strong_20_Emphasis">Description:</text:span> Users can add titles or headings to pages.</text:p>
        </text:list-item>
        <text:list-item>
          <text:p text:style-name="P41"><text:span text:style-name="Strong_20_Emphasis">Requirements:</text:span></text:p>
          <text:list>
            <text:list-item>
              <text:p text:style-name="P41">A title field at the top of each page.</text:p>
            </text:list-item>
            <text:list-item>
              <text:p text:style-name="P41">Titles are visible in the thread overview and editor.</text:p>
            </text:list-item>
            <text:list-item>
              <text:p text:style-name="P41">Titles can be edited or changed as needed.</text:p>
            </text:list-item>
          </text:list>
        </text:list-item>
      </text:list>
      <text:h text:style-name="Heading_20_3" text:outline-level="3"><text:span text:style-name="Strong_20_Emphasis">4.8 Feature 8: Search Functionality</text:span></text:h>
      <text:list text:style-name="L42">
        <text:list-item>
          <text:p text:style-name="P42"><text:span text:style-name="Strong_20_Emphasis">Description:</text:span> Users can search through pages and threads.</text:p>
        </text:list-item>
        <text:list-item>
          <text:p text:style-name="P42"><text:span text:style-name="Strong_20_Emphasis">Requirements:</text:span></text:p>
          <text:list>
            <text:list-item>
              <text:p text:style-name="P42">A search bar for keyword searches within thread content.</text:p>
            </text:list-item>
            <text:list-item>
              <text:p text:style-name="P42">Highlighted search results and corresponding pages.</text:p>
            </text:list-item>
            <text:list-item>
              <text:p text:style-name="P42">Ability to search by page title.</text:p>
            </text:list-item>
          </text:list>
        </text:list-item>
      </text:list>
      <text:h text:style-name="Heading_20_3" text:outline-level="3"><text:soft-page-break/><text:span text:style-name="Strong_20_Emphasis"/></text:h>
      <text:h text:style-name="Heading_20_3" text:outline-level="3"><text:span text:style-name="Strong_20_Emphasis"/></text:h>
      <text:h text:style-name="Heading_20_3" text:outline-level="3"><text:span text:style-name="Strong_20_Emphasis">4.9 Feature 9: Page Details</text:span></text:h>
      <text:list text:style-name="L43">
        <text:list-item>
          <text:p text:style-name="P43"><text:span text:style-name="Strong_20_Emphasis">Description:</text:span> Users can view details about their pages.</text:p>
        </text:list-item>
        <text:list-item>
          <text:p text:style-name="P43"><text:span text:style-name="Strong_20_Emphasis">Requirements:</text:span></text:p>
          <text:list>
            <text:list-item>
              <text:p text:style-name="P43">Live word count displayed in the editor.</text:p>
            </text:list-item>
            <text:list-item>
              <text:p text:style-name="P43">Word count updates dynamically as content changes.</text:p>
            </text:list-item>
            <text:list-item>
              <text:p text:style-name="P43">Display of the last saved timestamp for each page.</text:p>
            </text:list-item>
          </text:list>
        </text:list-item>
      </text:list>
      <text:h text:style-name="Heading_20_3" text:outline-level="3"><text:span text:style-name="Strong_20_Emphasis">4.10 Feature 10: Export Functionality</text:span></text:h>
      <text:list text:style-name="L44">
        <text:list-item>
          <text:p text:style-name="P44"><text:span text:style-name="Strong_20_Emphasis">Description:</text:span> Users can export pages or threads.</text:p>
        </text:list-item>
        <text:list-item>
          <text:p text:style-name="P44"><text:span text:style-name="Strong_20_Emphasis">Requirements:</text:span></text:p>
          <text:list>
            <text:list-item>
              <text:p text:style-name="P44">Export options for individual pages or entire threads.</text:p>
            </text:list-item>
            <text:list-item>
              <text:p text:style-name="P44">Support for common formats (e.g., PDF, text file).</text:p>
            </text:list-item>
            <text:list-item>
              <text:p text:style-name="P44">Ability to download or email exported files.</text:p>
            </text:list-item>
          </text:list>
        </text:list-item>
      </text:list>
      <text:p text:style-name="Horizontal_20_Line"/>
      <text:h text:style-name="Heading_20_2" text:outline-level="2"><text:span text:style-name="Strong_20_Emphasis"/></text:h>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soft-page-break/><text:span text:style-name="Strong_20_Emphasis">5. Non-Functional Requirements</text:span></text:h>
      <text:h text:style-name="Heading_20_3" text:outline-level="3"><text:span text:style-name="Strong_20_Emphasis">5.1 Performance</text:span></text:h>
      <text:list text:style-name="L45">
        <text:list-item>
          <text:p text:style-name="P45"><text:span text:style-name="Strong_20_Emphasis">Description:</text:span> The platform should handle up to 10,000 concurrent users.</text:p>
        </text:list-item>
        <text:list-item>
          <text:p text:style-name="P45"><text:span text:style-name="Strong_20_Emphasis">Requirements:</text:span></text:p>
          <text:list>
            <text:list-item>
              <text:p text:style-name="P45">Threads and pages should load within 2 seconds.</text:p>
            </text:list-item>
            <text:list-item>
              <text:p text:style-name="P45">The platform should support up to 1,000 threads per user.</text:p>
            </text:list-item>
          </text:list>
        </text:list-item>
      </text:list>
      <text:h text:style-name="Heading_20_3" text:outline-level="3"><text:span text:style-name="Strong_20_Emphasis">5.2 Security</text:span></text:h>
      <text:list text:style-name="L46">
        <text:list-item>
          <text:p text:style-name="P46"><text:span text:style-name="Strong_20_Emphasis">Description:</text:span> User data must be secure and private.</text:p>
        </text:list-item>
        <text:list-item>
          <text:p text:style-name="P46"><text:span text:style-name="Strong_20_Emphasis">Requirements:</text:span></text:p>
          <text:list>
            <text:list-item>
              <text:p text:style-name="P46">Data encryption for all user content.</text:p>
            </text:list-item>
            <text:list-item>
              <text:p text:style-name="P46">Secure authentication (e.g., OAuth, two-factor authentication).</text:p>
            </text:list-item>
          </text:list>
        </text:list-item>
      </text:list>
      <text:h text:style-name="Heading_20_3" text:outline-level="3"><text:span text:style-name="Strong_20_Emphasis">5.3 Usability</text:span></text:h>
      <text:list text:style-name="L47">
        <text:list-item>
          <text:p text:style-name="P47"><text:span text:style-name="Strong_20_Emphasis">Description:</text:span> The platform should be intuitive and easy to use.</text:p>
        </text:list-item>
        <text:list-item>
          <text:p text:style-name="P47"><text:span text:style-name="Strong_20_Emphasis">Requirements:</text:span></text:p>
          <text:list>
            <text:list-item>
              <text:p text:style-name="P47">A clean and responsive user interface.</text:p>
            </text:list-item>
            <text:list-item>
              <text:p text:style-name="P47">Tooltips and onboarding for new users.</text:p>
            </text:list-item>
          </text:list>
        </text:list-item>
      </text:list>
      <text:p text:style-name="Horizontal_20_Line"/>
      <text:h text:style-name="Heading_20_2" text:outline-level="2"><text:span text:style-name="Strong_20_Emphasis"/></text:h>
      <text:h text:style-name="Heading_20_2" text:outline-level="2"><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h text:style-name="Heading_20_2" text:outline-level="2"><text:soft-page-break/><text:span text:style-name="Strong_20_Emphasis">6. Assumptions and Constraints</text:span></text:h>
      <text:h text:style-name="Heading_20_3" text:outline-level="3"><text:span text:style-name="Strong_20_Emphasis">6.1 Assumptions</text:span></text:h>
      <text:list text:style-name="L48">
        <text:list-item>
          <text:p text:style-name="P48">Users have basic familiarity with note-taking or content creation tools.</text:p>
        </text:list-item>
        <text:list-item>
          <text:p text:style-name="P48">The platform will be accessed via web and mobile devices.</text:p>
        </text:list-item>
      </text:list>
      <text:h text:style-name="Heading_20_3" text:outline-level="3"><text:span text:style-name="Strong_20_Emphasis">6.2 Constraints</text:span></text:h>
      <text:list text:style-name="L49">
        <text:list-item>
          <text:p text:style-name="P49">The project must be completed within 6 months.</text:p>
        </text:list-item>
        <text:list-item>
          <text:p text:style-name="P49">The platform must support at least 10,000 active users at launch.</text:p>
        </text:list-item>
      </text:list>
      <text:p text:style-name="Horizontal_20_Line"/>
      <text:h text:style-name="Heading_20_2" text:outline-level="2"><text:span text:style-name="Strong_20_Emphasis">7. Risks</text:span></text:h>
      <text:h text:style-name="Heading_20_3" text:outline-level="3"><text:span text:style-name="Strong_20_Emphasis">7.1 Risk 1: Scalability Issues</text:span></text:h>
      <text:list text:style-name="L50">
        <text:list-item>
          <text:p text:style-name="P50"><text:span text:style-name="Strong_20_Emphasis">Description:</text:span> The platform may struggle to handle a large number of users.</text:p>
        </text:list-item>
        <text:list-item>
          <text:p text:style-name="P50"><text:span text:style-name="Strong_20_Emphasis">Mitigation Strategy:</text:span> Implement scalable cloud infrastructure and load testing.</text:p>
        </text:list-item>
      </text:list>
      <text:h text:style-name="Heading_20_3" text:outline-level="3"><text:span text:style-name="Strong_20_Emphasis">7.2 Risk 2: Low User Adoption</text:span></text:h>
      <text:list text:style-name="L51">
        <text:list-item>
          <text:p text:style-name="P51"><text:span text:style-name="Strong_20_Emphasis">Description:</text:span> Users may not find the platform intuitive or useful.</text:p>
        </text:list-item>
        <text:list-item>
          <text:p text:style-name="P51"><text:span text:style-name="Strong_20_Emphasis">Mitigation Strategy:</text:span> Conduct user testing and gather feedback during development.</text:p>
        </text:list-item>
      </text:list>
      <text:p text:style-name="Horizontal_20_Line"/>
      <text:h text:style-name="Heading_20_2" text:outline-level="2"><text:span text:style-name="Strong_20_Emphasis">8. Glossary</text:span></text:h>
      <text:list text:style-name="L52">
        <text:list-item>
          <text:p text:style-name="P52"><text:span text:style-name="Strong_20_Emphasis">Thread:</text:span> A collection of pages created by a user.</text:p>
        </text:list-item>
        <text:list-item>
          <text:p text:style-name="P52"><text:span text:style-name="Strong_20_Emphasis">Page:</text:span> A single piece of content within a thread.</text:p>
        </text:list-item>
        <text:list-item>
          <text:p text:style-name="P52"><text:span text:style-name="Strong_20_Emphasis">Group:</text:span> A collection of related threads.</text:p>
        </text:list-item>
      </text:list>
      <text:p text:style-name="Horizontal_20_Line"/>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AE" style:letter-kerning="true" style:font-name-asian="NSimSun" style:font-size-asian="10.5pt" style:language-asian="zh" style:country-asian="CN" style:font-name-complex="Tahoma1"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AE" style:letter-kerning="true" style:font-name-asian="NSimSun" style:font-size-asian="10.5pt" style:language-asian="zh" style:country-asian="CN" style:font-name-complex="Tahoma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 style:font-family-complex="Tahoma"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9T02:39:07.643000000</meta:creation-date>
    <dc:date>2025-01-29T03:04:50.492000000</dc:date>
    <meta:editing-duration>PT25M43S</meta:editing-duration>
    <meta:editing-cycles>1</meta:editing-cycles>
    <meta:document-statistic meta:table-count="0" meta:image-count="0" meta:object-count="0" meta:page-count="10" meta:paragraph-count="207" meta:word-count="1691" meta:character-count="9410" meta:non-whitespace-character-count="8088"/>
    <meta:generator>LibreOffice/7.6.6.3$Windows_X86_64 LibreOffice_project/d97b2716a9a4a2ce1391dee1765565ea469b0ae7</meta:generator>
  </office:meta>
</office:document-meta>
</file>